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F0" style:family="paragraph">
      <style:paragraph-properties/>
      <style:text-properties fo:color="#0067A5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7.075in"/>
    </style:style>
    <style:style style:name="Table13" style:family="table">
      <style:table-properties style:width="7.075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P18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19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20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21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22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23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24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25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26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27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28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29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30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31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32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ableColumn38" style:family="table-column">
      <style:table-column-properties style:column-width="7.075in"/>
    </style:style>
    <style:style style:name="Table37" style:family="table">
      <style:table-properties style:width="7.075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P42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43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44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45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46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47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48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49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50" style:parent-style-name="Normal" style:family="paragraph">
      <style:paragraph-properties fo:margin-left="-0.0375in">
        <style:tab-stops/>
      </style:paragraph-properties>
    </style:style>
    <style:style style:name="T51" style:parent-style-name="DefaultParagraphFont" style:family="text">
      <style:text-properties style:font-weight-complex="bold" fo:color="#005EB8" style:font-size-complex="11pt"/>
    </style:style>
    <style:style style:name="P52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TableColumn54" style:family="table-column">
      <style:table-column-properties style:column-width="7.075in"/>
    </style:style>
    <style:style style:name="Table53" style:family="table">
      <style:table-properties style:width="7.075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P58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59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60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TableColumn62" style:family="table-column">
      <style:table-column-properties style:column-width="2.9652in"/>
    </style:style>
    <style:style style:name="TableColumn63" style:family="table-column">
      <style:table-column-properties style:column-width="0.493in"/>
    </style:style>
    <style:style style:name="TableColumn64" style:family="table-column">
      <style:table-column-properties style:column-width="3.0506in"/>
    </style:style>
    <style:style style:name="TableColumn65" style:family="table-column">
      <style:table-column-properties style:column-width="0.409in"/>
    </style:style>
    <style:style style:name="Table61" style:family="table">
      <style:table-properties style:width="6.918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style:font-weight-complex="bold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weight-complex="bold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weight-complex="bold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weight-complex="bold" style:font-size-complex="11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weight-complex="bold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weight-complex="bold" style:font-size-complex="11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weight-complex="bold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weight-complex="bold" style:font-size-complex="11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weight-complex="bold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weight-complex="bold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weight-complex="bold" style:font-size-complex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weight-complex="bold" style:font-size-complex="11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weight-complex="bold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weight-complex="bold" style:font-size-complex="11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weight-complex="bold" style:font-size-complex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weight-complex="bold" style:font-size-complex="11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weight-complex="bold" style:font-size-complex="11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weight-complex="bold" style:font-size-complex="11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weight-complex="bold" style:font-size-complex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weight-complex="bold" style:font-size-complex="11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weight-complex="bold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style:font-weight-complex="bold" style:font-size-complex="11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weight-complex="bold" style:font-size-complex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weight-complex="bold" style:font-size-complex="11pt"/>
    </style:style>
    <style:style style:name="P120" style:parent-style-name="Normal" style:family="paragraph">
      <style:paragraph-properties fo:margin-left="-0.0375in">
        <style:tab-stops/>
      </style:paragraph-properties>
    </style:style>
    <style:style style:name="T121" style:parent-style-name="DefaultParagraphFont" style:family="text">
      <style:text-properties style:font-weight-complex="bold" fo:color="#005EB8" style:font-size-complex="11pt"/>
    </style:style>
    <style:style style:name="T122" style:parent-style-name="DefaultParagraphFont" style:family="text">
      <style:text-properties fo:font-weight="bold" style:font-weight-asian="bold" fo:color="#005EB8" style:font-size-complex="11pt"/>
    </style:style>
    <style:style style:name="T123" style:parent-style-name="DefaultParagraphFont" style:family="text">
      <style:text-properties fo:font-weight="bold" style:font-weight-asian="bold" fo:color="#005EB8" style:font-size-complex="11pt"/>
    </style:style>
    <style:style style:name="P124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ableColumn128" style:family="table-column">
      <style:table-column-properties style:column-width="7.075in"/>
    </style:style>
    <style:style style:name="Table127" style:family="table">
      <style:table-properties style:width="7.075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ListParagraph" style:family="paragraph">
      <style:paragraph-properties fo:margin-left="0.2125in">
        <style:tab-stops/>
      </style:paragraph-properties>
      <style:text-properties fo:font-weight="bold" style:font-weight-asian="bold" fo:color="#005EB8" style:font-size-complex="11pt"/>
    </style:style>
    <style:style style:name="P132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133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34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35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36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137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38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39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0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141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2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3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4" style:parent-style-name="Normal" style:family="paragraph">
      <style:paragraph-properties fo:margin-left="-0.0375in">
        <style:tab-stops/>
      </style:paragraph-properties>
      <style:text-properties style:font-weight-complex="bold" fo:color="#005EB8" style:font-size-complex="11pt"/>
    </style:style>
    <style:style style:name="P145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6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7" style:parent-style-name="Normal" style:family="paragraph">
      <style:paragraph-properties fo:margin-left="-0.0375in">
        <style:tab-stops/>
      </style:paragraph-properties>
      <style:text-properties style:font-weight-complex="bold" style:font-size-complex="11pt"/>
    </style:style>
    <style:style style:name="P14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<text:bookmark-start text:name="Title"/></text:h>
      <text:p text:style-name="P7"><text:bookmark-end text:name="Title"/><text:span text:style-name="T8">Community of Practice: Personal Plan</text:span></text:p>
      <text:p text:style-name="P9"><text:span text:style-name="T10">Knowledge and Library Services</text:span></text:p>
      <text:p text:style-name="Normal"/>
      <text:p text:style-name="P11">Take a few minutes to consider the questions below to start you on your<text:s/>journey to taking part in a Community of Practice: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list text:style-name="LFO2" text:continue-numbering="true">
              <text:list-item>
                <text:p text:style-name="P17">PLANNING:<text:s/></text:p>
              </text:list-item>
            </text:list>
            <text:p text:style-name="P18"/>
            <text:p text:style-name="P19">List an interest or passion you have for a particular subject?</text:p>
            <text:p text:style-name="P20"/>
            <text:p text:style-name="P21"/>
            <text:p text:style-name="P22">Do you consider yourself to be an “expert”, if so in which areas?</text:p>
            <text:p text:style-name="P23"/>
            <text:p text:style-name="P24"/>
            <text:p text:style-name="P25">Are you starting out on some personal development or a piece of work and need some support?</text:p>
            <text:p text:style-name="P26"/>
            <text:p text:style-name="P27"/>
            <text:p text:style-name="P28">Indicate any business issues you are currently facing?</text:p>
            <text:p text:style-name="P29"/>
            <text:p text:style-name="P30"/>
            <text:p text:style-name="P31">List the names of others you think may have the same or similar interests, expertise,</text:p>
            <text:p text:style-name="P32">need or are facing similar business issues?</text:p>
            <text:p text:style-name="Normal"/>
            <text:p text:style-name="Normal"/>
            <text:p text:style-name="Normal"/>
          </table:table-cell>
        </table:table-row>
      </table:table>
      <text:p text:style-name="Normal"/>
      <text:p text:style-name="P33">Does a Community of Practice already exist? Try searching NHS Networks or ask</text:p>
      <text:p text:style-name="P34">your local Library and Knowledge Service Team to search for you. Join an existing</text:p>
      <text:p text:style-name="P35">Community of Practice or consider the remaining questions to create your own:</text:p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list text:style-name="LFO2" text:continue-numbering="true">
              <text:list-item>
                <text:p text:style-name="P41">CREATING:<text:line-break/></text:p>
              </text:list-item>
            </text:list>
            <text:p text:style-name="P42">How will you recruit members?</text:p>
            <text:p text:style-name="P43"/>
            <text:p text:style-name="P44">Who will be core members and what roles will they have?</text:p>
            <text:p text:style-name="P45"/>
            <text:p text:style-name="P46">How will you meet – face-to-face, virtually, both? See the resource list for ideas of tools for facilitating virtual communities of practice.</text:p>
            <text:p text:style-name="P47"/>
            <text:p text:style-name="P48">What will your Community of Practice be called?</text:p>
            <text:p text:style-name="P49"/>
            <text:p text:style-name="P50"><text:span text:style-name="T51">List a few key things that will form your terms of reference?</text:span></text:p>
            <text:p text:style-name="P52"/>
            <text:p text:style-name="Normal"/>
          </table:table-cell>
        </table:table-row>
      </table:table>
      <text:p text:style-name="Normal"/>
      <text:p text:style-name="Normal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list text:style-name="LFO2" text:continue-numbering="true">
              <text:list-item>
                <text:p text:style-name="P57">BUILDING:<text:line-break/></text:p>
              </text:list-item>
            </text:list>
            <text:p text:style-name="P58">Which tools will you use to build your knowledge base and community engagement?</text:p>
            <text:p text:style-name="P59">(Tick any that you want to use or need to find out more about).</text:p>
            <text:p text:style-name="P60"/>
            <table:table table:style-name="Table61">
              <table:table-columns>
                <table:table-column table:style-name="TableColumn62"/>
                <table:table-column table:style-name="TableColumn63"/>
                <table:table-column table:style-name="TableColumn64"/>
                <table:table-column table:style-name="TableColumn65"/>
              </table:table-columns>
              <table:table-row table:style-name="TableRow66">
                <table:table-cell table:style-name="TableCell67">
                  <text:p text:style-name="P68">Alerting service to update members</text:p>
                </table:table-cell>
                <table:table-cell table:style-name="TableCell69">
                  <text:p text:style-name="P70"/>
                </table:table-cell>
                <table:table-cell table:style-name="TableCell71">
                  <text:p text:style-name="P72">Lessons learned logs</text:p>
                </table:table-cell>
                <table:table-cell table:style-name="TableCell73">
                  <text:p text:style-name="P74"/>
                </table:table-cell>
              </table:table-row>
              <table:table-row table:style-name="TableRow75">
                <table:table-cell table:style-name="TableCell76">
                  <text:p text:style-name="P77">White pages directory of members</text:p>
                </table:table-cell>
                <table:table-cell table:style-name="TableCell78">
                  <text:p text:style-name="P79"/>
                </table:table-cell>
                <table:table-cell table:style-name="TableCell80">
                  <text:p text:style-name="P81">Storytelling</text:p>
                </table:table-cell>
                <table:table-cell table:style-name="TableCell82">
                  <text:p text:style-name="P83"/>
                </table:table-cell>
              </table:table-row>
              <table:table-row table:style-name="TableRow84">
                <table:table-cell table:style-name="TableCell85">
                  <text:p text:style-name="P86">Case Studies</text:p>
                </table:table-cell>
                <table:table-cell table:style-name="TableCell87">
                  <text:p text:style-name="P88"/>
                </table:table-cell>
                <table:table-cell table:style-name="TableCell89">
                  <text:p text:style-name="P90">Shared documents</text:p>
                </table:table-cell>
                <table:table-cell table:style-name="TableCell91">
                  <text:p text:style-name="P92"/>
                </table:table-cell>
              </table:table-row>
              <table:table-row table:style-name="TableRow93">
                <table:table-cell table:style-name="TableCell94">
                  <text:p text:style-name="P95">Discussion forums</text:p>
                </table:table-cell>
                <table:table-cell table:style-name="TableCell96">
                  <text:p text:style-name="P97"/>
                </table:table-cell>
                <table:table-cell table:style-name="TableCell98">
                  <text:p text:style-name="P99">Presentations</text:p>
                </table:table-cell>
                <table:table-cell table:style-name="TableCell100">
                  <text:p text:style-name="P101"/>
                </table:table-cell>
              </table:table-row>
              <table:table-row table:style-name="TableRow102">
                <table:table-cell table:style-name="TableCell103">
                  <text:p text:style-name="P104">Brown bag lunches/Lunch and Learn</text:p>
                </table:table-cell>
                <table:table-cell table:style-name="TableCell105">
                  <text:p text:style-name="P106"/>
                </table:table-cell>
                <table:table-cell table:style-name="TableCell107">
                  <text:p text:style-name="P108">“Audience with” sessions</text:p>
                </table:table-cell>
                <table:table-cell table:style-name="TableCell109">
                  <text:p text:style-name="P110"/>
                </table:table-cell>
              </table:table-row>
              <table:table-row table:style-name="TableRow111">
                <table:table-cell table:style-name="TableCell112">
                  <text:p text:style-name="P113">Links to useful, relevant resources</text:p>
                </table:table-cell>
                <table:table-cell table:style-name="TableCell114">
                  <text:p text:style-name="P115"/>
                </table:table-cell>
                <table:table-cell table:style-name="TableCell116">
                  <text:p text:style-name="P117">Masterclass sessions</text:p>
                </table:table-cell>
                <table:table-cell table:style-name="TableCell118">
                  <text:p text:style-name="P119"/>
                </table:table-cell>
              </table:table-row>
            </table:table>
            <text:p text:style-name="P120"><text:span text:style-name="T121"><text:line-break/></text:span><text:span text:style-name="T122">Other ideas:</text:span><text:span text:style-name="T123"><text:line-break/></text:span></text:p>
            <text:p text:style-name="P124"/>
            <text:p text:style-name="Normal"/>
          </table:table-cell>
        </table:table-row>
      </table:table>
      <text:p text:style-name="Normal"/>
      <text:p text:style-name="P125">Once established don’t forget to regularly review your Community of Practice. The</text:p>
      <text:p text:style-name="P126">following questions may help you.<text:line-break/>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list text:style-name="LFO2" text:continue-numbering="true">
              <text:list-item>
                <text:p text:style-name="P131">REVIEWING:<text:line-break/></text:p>
              </text:list-item>
            </text:list>
            <text:p text:style-name="P132">Do your members still contribute regularly?</text:p>
            <text:p text:style-name="P133"/>
            <text:p text:style-name="P134"/>
            <text:p text:style-name="P135"/>
            <text:p text:style-name="P136">Take a look at your Terms of Reference – is the Community of Practice still meeting its stated aims and objectives – if not why?</text:p>
            <text:p text:style-name="P137"/>
            <text:p text:style-name="P138"/>
            <text:p text:style-name="P139"/>
            <text:p text:style-name="P140">Does the community need to evolve into something new – if so what?</text:p>
            <text:p text:style-name="P141"/>
            <text:p text:style-name="P142"/>
            <text:p text:style-name="P143"/>
            <text:p text:style-name="P144">If no longer active does the community need to be closed? Where will you store the knowledge base assets so that others can still refer to them when needed?</text:p>
            <text:p text:style-name="P145"/>
            <text:p text:style-name="P146"/>
            <text:p text:style-name="P147"/>
            <text:p text:style-name="Normal"/>
          </table:table-cell>
        </table:table-row>
      </table:table>
      <text:p text:style-name="P1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text-align="end"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2">Knowledge Mobilisation Framework E-Learning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2:00Z</meta:creation-date>
    <dc:date>2021-08-12T13:32:00Z</dc:date>
    <meta:print-date>2021-01-11T11:40:00Z</meta:print-date>
    <meta:template xlink:href="Normal.dotm" xlink:type="simple"/>
    <meta:editing-cycles>6</meta:editing-cycles>
    <meta:editing-duration>PT720S</meta:editing-duration>
    <meta:user-defined meta:name="ContentTypeId">0x010100C9FC34537156054BBB8A47CCA687240F</meta:user-defined>
    <meta:document-statistic meta:page-count="1" meta:paragraph-count="4" meta:word-count="333" meta:character-count="2233" meta:row-count="15" meta:non-whitespace-character-count="1904"/>
  </office:meta>
</office:document-meta>
</file>